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automatic-styles>
    <style:style style:name="DataTypes" style:family="table">
      <style:table-properties style:width="6.25in" style:rel-width="100%" table:align="left" fo:background-color="transparent" fo:keep-with-next="always" style:may-break-between-rows="false">
        <style:background-image/>
      </style:table-properties>
    </style:style>
    <style:style style:name="DataTypes.A" style:family="table-column">
      <style:table-column-properties style:column-width="1.4375in" style:rel-column-width="2070*"/>
    </style:style>
    <style:style style:name="DataTypes.B" style:family="table-column">
      <style:table-column-properties style:column-width="4.8125in" style:rel-column-width="6930*"/>
    </style:style>
    <style:style style:name="DataTypes.1" style:family="table-row">
      <style:table-row-properties fo:background-color="transparent">
        <style:background-image/>
      </style:table-row-properties>
    </style:style>
    <style:style style:name="DataTypes.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DataTypes.B1" style:family="table-cell">
      <style:table-cell-properties fo:background-color="#b2b2b2" fo:padding="0.0382in" fo:border="0.5pt solid #000000" style:writing-mode="page">
        <style:background-image/>
      </style:table-cell-properties>
    </style:style>
    <style:style style:name="DataTyp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ataTyp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 style:family="table">
      <style:table-properties style:width="6.25in" table:align="margins" fo:background-color="transparent" fo:keep-with-next="always" style:may-break-between-rows="true" table:border-model="collapsing">
        <style:background-image/>
      </style:table-properties>
    </style:style>
    <style:style style:name="DimStatement.A" style:family="table-column">
      <style:table-column-properties style:column-width="3.5625in" style:rel-column-width="37354*"/>
    </style:style>
    <style:style style:name="DimStatement.B" style:family="table-column">
      <style:table-column-properties style:column-width="2.6875in" style:rel-column-width="28181*"/>
    </style:style>
    <style:style style:name="DimStatement.1" style:family="table-row">
      <style:table-row-properties fo:background-color="transparent" fo:keep-together="auto">
        <style:background-image/>
      </style:table-row-properties>
    </style:style>
    <style:style style:name="DimStatemen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imStatement.B1" style:family="table-cell">
      <style:table-cell-properties fo:background-color="transparent" fo:padding="0.0382in" fo:border="0.5pt solid #000000" style:writing-mode="page">
        <style:background-image/>
      </style:table-cell-properties>
    </style:style>
    <style:style style:name="DimStatemen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mStatemen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3" style:family="table-row">
      <style:table-row-properties fo:keep-together="auto"/>
    </style:style>
    <style:style style:name="DimStatement.5" style:family="table-row">
      <style:table-row-properties style:min-row-height="0.3333in"/>
    </style:style>
    <style:style style:name="Variablescoptypes" style:family="table">
      <style:table-properties style:width="6.25in" table:align="margins"/>
    </style:style>
    <style:style style:name="Variablescoptypes.A" style:family="table-column">
      <style:table-column-properties style:column-width="1.3125in" style:rel-column-width="13762*"/>
    </style:style>
    <style:style style:name="Variablescoptypes.B" style:family="table-column">
      <style:table-column-properties style:column-width="2.6875in" style:rel-column-width="28180*"/>
    </style:style>
    <style:style style:name="Variablescoptypes.C" style:family="table-column">
      <style:table-column-properties style:column-width="2.25in" style:rel-column-width="23593*"/>
    </style:style>
    <style:style style:name="Variablescoptypes.A1" style:family="table-cell">
      <style:table-cell-properties fo:padding="0.0382in" fo:border-left="0.05pt solid #000000" fo:border-right="none" fo:border-top="0.05pt solid #000000" fo:border-bottom="0.05pt solid #000000"/>
    </style:style>
    <style:style style:name="Variablescoptypes.C1" style:family="table-cell">
      <style:table-cell-properties fo:padding="0.0382in" fo:border="0.05pt solid #000000"/>
    </style:style>
    <style:style style:name="Variablescoptypes.A2" style:family="table-cell">
      <style:table-cell-properties fo:padding="0.0382in" fo:border-left="0.05pt solid #000000" fo:border-right="none" fo:border-top="none" fo:border-bottom="0.05pt solid #000000"/>
    </style:style>
    <style:style style:name="Variablescoptyp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d91b1"/>
    </style:style>
    <style:style style:name="P2" style:family="paragraph" style:parent-style-name="Standard">
      <style:text-properties officeooo:rsid="004f499d" officeooo:paragraph-rsid="004f499d"/>
    </style:style>
    <style:style style:name="P3" style:family="paragraph" style:parent-style-name="Standard">
      <style:text-properties officeooo:rsid="004f499d" officeooo:paragraph-rsid="005513d9"/>
    </style:style>
    <style:style style:name="P4" style:family="paragraph" style:parent-style-name="Table">
      <style:paragraph-properties fo:keep-with-next="always"/>
      <style:text-properties officeooo:rsid="004f499d" officeooo:paragraph-rsid="00598aeb"/>
    </style:style>
    <style:style style:name="P5" style:family="paragraph" style:parent-style-name="Standard">
      <style:text-properties officeooo:rsid="00541fe6" officeooo:paragraph-rsid="00541fe6"/>
    </style:style>
    <style:style style:name="P6" style:family="paragraph" style:parent-style-name="Standard">
      <style:text-properties officeooo:paragraph-rsid="004f499d"/>
    </style:style>
    <style:style style:name="P7" style:family="paragraph" style:parent-style-name="Standard">
      <style:text-properties officeooo:paragraph-rsid="007d4dc6"/>
    </style:style>
    <style:style style:name="P8" style:family="paragraph" style:parent-style-name="Text_20_body">
      <style:text-properties officeooo:paragraph-rsid="0057aa94"/>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0d23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style>
    <style:style style:name="P12" style:family="paragraph" style:parent-style-name="Standard">
      <style:text-properties officeooo:paragraph-rsid="00541fe6"/>
    </style:style>
    <style:style style:name="P13" style:family="paragraph" style:parent-style-name="supplemental">
      <style:text-properties officeooo:rsid="0080d234" officeooo:paragraph-rsid="0080d234"/>
    </style:style>
    <style:style style:name="P14" style:family="paragraph" style:parent-style-name="Heading_20_1">
      <style:paragraph-properties fo:break-before="page"/>
    </style:style>
    <style:style style:name="P15" style:family="paragraph" style:parent-style-name="Standard" style:list-style-name="L1"/>
    <style:style style:name="P16" style:family="paragraph" style:parent-style-name="Standard" style:list-style-name="L2"/>
    <style:style style:name="T1" style:family="text">
      <style:text-properties officeooo:rsid="002f1930"/>
    </style:style>
    <style:style style:name="T2" style:family="text">
      <style:text-properties officeooo:rsid="0034b293"/>
    </style:style>
    <style:style style:name="T3" style:family="text">
      <style:text-properties officeooo:rsid="001f73a6"/>
    </style:style>
    <style:style style:name="T4" style:family="text">
      <style:text-properties officeooo:rsid="003b1804"/>
    </style:style>
    <style:style style:name="T5" style:family="text">
      <style:text-properties officeooo:rsid="003c1302"/>
    </style:style>
    <style:style style:name="T6" style:family="text">
      <style:text-properties fo:font-weight="bold" style:font-weight-asian="bold" style:font-weight-complex="bold"/>
    </style:style>
    <style:style style:name="T7" style:family="text">
      <style:text-properties fo:font-weight="bold" officeooo:rsid="00828b68" style:font-weight-asian="bold" style:font-weight-complex="bold"/>
    </style:style>
    <style:style style:name="T8" style:family="text">
      <style:text-properties fo:font-weight="bold" fo:background-color="#c0c0c0" loext:char-shading-value="0" style:font-weight-asian="bold" style:font-weight-complex="bold"/>
    </style:style>
    <style:style style:name="T9" style:family="text">
      <style:text-properties officeooo:rsid="003f218a"/>
    </style:style>
    <style:style style:name="T10" style:family="text">
      <style:text-properties officeooo:rsid="004087c7"/>
    </style:style>
    <style:style style:name="T11" style:family="text">
      <style:text-properties fo:font-size="12pt" fo:font-style="italic" officeooo:rsid="004087c7" style:font-size-asian="12pt" style:font-style-asian="italic" style:font-name-complex="Tahoma" style:font-size-complex="12pt" style:font-style-complex="italic"/>
    </style:style>
    <style:style style:name="T12" style:family="text">
      <style:text-properties officeooo:rsid="00476861"/>
    </style:style>
    <style:style style:name="T13" style:family="text">
      <style:text-properties officeooo:rsid="004948f6"/>
    </style:style>
    <style:style style:name="T14" style:family="text">
      <style:text-properties officeooo:rsid="004e3b38"/>
    </style:style>
    <style:style style:name="T15" style:family="text">
      <style:text-properties officeooo:rsid="004f499d"/>
    </style:style>
    <style:style style:name="T16" style:family="text">
      <style:text-properties officeooo:rsid="004fe68f"/>
    </style:style>
    <style:style style:name="T17" style:family="text">
      <style:text-properties officeooo:rsid="0050d9af"/>
    </style:style>
    <style:style style:name="T18" style:family="text">
      <style:text-properties officeooo:rsid="005513d9"/>
    </style:style>
    <style:style style:name="T19" style:family="text">
      <style:text-properties officeooo:rsid="00598aeb"/>
    </style:style>
    <style:style style:name="T20" style:family="text">
      <style:text-properties officeooo:rsid="0080d234"/>
    </style:style>
    <style:style style:name="T21" style:family="text">
      <style:text-properties officeooo:rsid="00828b68"/>
    </style:style>
    <style:style style:name="T22" style:family="text">
      <style:text-properties officeooo:rsid="0083752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1" text:outline-level="1">Section 1- Introduction to FreeBasic</text:h>
      <text:p text:style-name="Subtitle"/>
      <text:h text:style-name="P14" text:outline-level="1">FreeBASIC Data Types</text:h>
      <text:p text:style-name="P8"/>
      <text:h text:style-name="Heading_20_2" text:outline-level="2">Introduction to Data <text:span text:style-name="T2">T</text:span>ypes</text:h>
      <text:p text:style-name="Standard"/>
      <text:p text:style-name="Standard">When starting to learn a programming language, it is important to first learn what datatype are available. Almost all programs manipulate data. To successfully manipulate data, you need to know what datatype are available to you, <text:span text:style-name="T20">t</text:span>he correct syntax do define the variables and how to use them. <text:s/>Errors with datatype is one of the most common problems you will experience. <text:s/>Datatype errors are the kind of error that can be hard to find. The error may only show up intermittently. <text:s/>So it is a go idea to know the size and limits of each datatype. </text:p>
      <text:p text:style-name="Standard"/>
      <text:p text:style-name="Standard">This chapter will cover what datatypes are available and how to correctly define them. How to use them will be covered in latter chapters. The following table show the major datatype<text:span text:style-name="T20">s</text:span> available. Each of these will be covered more in-depth in there own chapter. </text:p>
      <text:p text:style-name="Standard"/>
      <table:table table:name="DataTypes" table:style-name="DataTypes">
        <table:table-column table:style-name="DataTypes.A"/>
        <table:table-column table:style-name="DataTypes.B"/>
        <table:table-header-rows>
          <table:table-row table:style-name="DataTypes.1">
            <table:table-cell table:style-name="DataTypes.A1" office:value-type="string">
              <text:p text:style-name="Table_20_Heading">Datatype</text:p>
            </table:table-cell>
            <table:table-cell table:style-name="DataTypes.B1" office:value-type="string">
              <text:p text:style-name="Table_20_Heading">Description</text:p>
            </table:table-cell>
          </table:table-row>
        </table:table-header-rows>
        <table:table-row>
          <table:table-cell table:style-name="DataTypes.A2" office:value-type="string">
            <text:p text:style-name="P11">Numeric </text:p>
          </table:table-cell>
          <table:table-cell table:style-name="DataTypes.B2" office:value-type="string">
            <text:p text:style-name="Table_20_Contents">Includes both singed and unsigned floating point <text:span text:style-name="T1">numbers</text:span> and integers. <text:s/></text:p>
          </table:table-cell>
        </table:table-row>
        <table:table-row>
          <table:table-cell table:style-name="DataTypes.A2" office:value-type="string">
            <text:p text:style-name="P11">String</text:p>
          </table:table-cell>
          <table:table-cell table:style-name="DataTypes.B2" office:value-type="string">
            <text:p text:style-name="Table_20_Contents">Includes fixed-length and dynamic strings. <text:s/>Also includes NULL terminated <text:span text:style-name="T22">and wide strings. </text:span></text:p>
          </table:table-cell>
        </table:table-row>
        <table:table-row>
          <table:table-cell table:style-name="DataTypes.A2" office:value-type="string">
            <text:p text:style-name="P11">Pointers</text:p>
          </table:table-cell>
          <table:table-cell table:style-name="DataTypes.B2" office:value-type="string">
            <text:p text:style-name="Table_20_Contents"><text:span text:style-name="T1">A</text:span> pointer contains the memory address of data. <text:span text:style-name="T20">This includes pointers to variables, functions or subroutines. </text:span></text:p>
          </table:table-cell>
        </table:table-row>
        <table:table-row>
          <table:table-cell table:style-name="DataTypes.A2" office:value-type="string">
            <text:p text:style-name="P11">Arrays</text:p>
          </table:table-cell>
          <table:table-cell table:style-name="DataTypes.B2" office:value-type="string">
            <text:p text:style-name="Table_20_Contents">Arrays are contiguous memory segments of a single or composite data type.</text:p>
          </table:table-cell>
        </table:table-row>
        <table:table-row>
          <table:table-cell table:style-name="DataTypes.A2" office:value-type="string">
            <text:p text:style-name="P11">Composite </text:p>
          </table:table-cell>
          <table:table-cell table:style-name="DataTypes.B2" office:value-type="string">
            <text:p text:style-name="Table_20_Contents">A user defined data type based on other data types. <text:s/><text:span text:style-name="T20">This includes Types, objects, enums, and unions.</text:span></text:p>
          </table:table-cell>
        </table:table-row>
      </table:table>
      <text:p text:style-name="Text">Table <text:sequence text:ref-name="refTable0" text:name="Table" text:formula="ooow:Table+1" style:num-format="1">1</text:sequence>.<text:span text:style-name="T10">1</text:span>: FreeBASIC Data Types</text:p>
      <text:p text:style-name="Standard"/>
      <text:h text:style-name="Heading_20_2" text:outline-level="2">Variables</text:h>
      <text:p text:style-name="P12">Variables are integral part of programming, as they enable the writing of flexible programs. <text:s/>A variable is a name that points to a p<text:span text:style-name="T20">ie</text:span>ce of data and can be manipulated. <text:s text:c="3"/><text:span text:style-name="T20">V</text:span>ariables give a descriptive name to the data so it can be clearly understood by the programmer. <text:s text:c="2"/>Here is a list of a few rule you should follow when creating a variable. </text:p>
      <text:p text:style-name="P5"><text:soft-page-break/></text:p>
      <text:list text:style-name="L1">
        <text:list-item>
          <text:p text:style-name="P15">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list-item>
        <text:list-item>
          <text:p text:style-name="P15">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list-item>
        <text:list-item>
          <text:p text:style-name="P15">Numbers can be used in a variable name, but cannot be the first character. MyVar1 is legal, but 1MyVar will generate a compiler error. </text:p>
        </text:list-item>
      </text:list>
      <text:list text:style-name="L2">
        <text:list-header>
          <text:p text:style-name="P16"/>
        </text:list-header>
      </text:list>
      <text:p text:style-name="supplemental"><text:span text:style-name="T7">Note: </text:span>To <text:span text:style-name="T21">use</text:span> a variable, it first must be defined. <text:s text:c="2"/></text:p>
      <text:p text:style-name="P1"><text:s/></text:p>
      <text:h text:style-name="Heading_20_2" text:outline-level="2">The Dim Statement </text:h>
      <text:p text:style-name="Standard"/>
      <text:p text:style-name="P7"><text:span text:style-name="T3">T</text:span>o declare variables in your program, <text:span text:style-name="T3">you </text:span>us<text:span text:style-name="T3">e</text:span> the Dim statement. The Dim statement instructs the compiler to set aside some memory for a variable of a particular datatype. For example, the statement <text:span text:style-name="T6">Dim myInteger as Integer</text:span> instructs the compiler to set aside storage <text:span text:style-name="T21">that is the size of an Integer. </text:span><text:s/>Whenever you manipulate myInteger in a program, the compiler will manipulate the data at the memory location. Just as with variable names, there are some rules for the use of <text:span text:style-name="T20">the </text:span>Dim <text:span text:style-name="T20">statement </text:span>as well. <text:span text:style-name="T14">T</text:span><text:span text:style-name="T12">he table below shows the </text:span><text:span text:style-name="T15">four</text:span><text:span text:style-name="T12"> basic forms of the DIM statement.</text:span></text:p>
      <text:p text:style-name="P7"/>
      <table:table table:name="DimStatement" table:style-name="DimStatement" table:template-name="Default Style">
        <table:table-column table:style-name="DimStatement.A"/>
        <table:table-column table:style-name="DimStatement.B"/>
        <table:table-row table:style-name="DimStatement.1">
          <table:table-cell table:style-name="DimStatement.A1" office:value-type="string">
            <text:p text:style-name="Table_20_Heading">Example</text:p>
          </table:table-cell>
          <table:table-cell table:style-name="DimStatement.B1" office:value-type="string">
            <text:p text:style-name="Table_20_Heading">Discription</text:p>
          </table:table-cell>
        </table:table-row>
        <table:table-row>
          <table:table-cell table:style-name="DimStatement.A2" office:value-type="string">
            <text:p text:style-name="P9">Dim myVar As {Data Type}</text:p>
            <text:p text:style-name="P10">Dim myVar<text:span text:style-name="T20">1</text:span> As {Data Type}, </text:p>
            <text:p text:style-name="P10"><text:s text:c="8"/>myVar2 As {Data Type}, …</text:p>
          </table:table-cell>
          <table:table-cell table:style-name="DimStatement.B2" office:value-type="string">
            <text:p text:style-name="P9">This will create <text:span text:style-name="T18">one or more</text:span> variable<text:span text:style-name="T18">s</text:span> of the given DataType.</text:p>
          </table:table-cell>
        </table:table-row>
        <table:table-row table:style-name="DimStatement.3">
          <table:table-cell table:style-name="DimStatement.A2" office:value-type="string">
            <text:p text:style-name="P9">Dim As {Data Type} myVar, myVar2, ... </text:p>
            <text:p text:style-name="P9"/>
          </table:table-cell>
          <table:table-cell table:style-name="DimStatement.B2" office:value-type="string">
            <text:p text:style-name="P9">This will create two or more variables of the <text:span text:style-name="T18">same </text:span><text:s/>Datatype.</text:p>
          </table:table-cell>
        </table:table-row>
        <table:table-row>
          <table:table-cell table:style-name="DimStatement.A2" office:value-type="string">
            <text:p text:style-name="P9">Dim myVar As {DataType} = <text:span text:style-name="T14">{Value}</text:span></text:p>
          </table:table-cell>
          <table:table-cell table:style-name="DimStatement.B2" office:value-type="string">
            <text:p text:style-name="P9">This will create a variable of the given DataType and set the value </text:p>
          </table:table-cell>
        </table:table-row>
        <table:table-row table:style-name="DimStatement.5">
          <table:table-cell table:style-name="DimStatement.A2" office:value-type="string">
            <text:p text:style-name="P9">Dim myVar as <text:span text:style-name="T18">{DataType}</text:span> <text:span text:style-name="T4">ptr</text:span></text:p>
          </table:table-cell>
          <table:table-cell table:style-name="DimStatement.B2" office:value-type="string">
            <text:p text:style-name="P9">This will create <text:span text:style-name="T4">a pointer to </text:span><text:span text:style-name="T18">a given Datatype</text:span></text:p>
          </table:table-cell>
        </table:table-row>
      </table:table>
      <text:p text:style-name="Table">Table <text:span text:style-name="T11">1.2</text:span>: Dim <text:span text:style-name="T10">Statement</text:span></text:p>
      <text:p text:style-name="Standard"/>
      <text:p text:style-name="caution"><text:soft-page-break/><text:span text:style-name="T8">Caution:</text:span><text:span text:style-name="T6"> Dim myVar, myVar2 As Double</text:span>. This may look like it creates two double-type variables, however myVar will not be defined and will result in compilation errors. Use rule 2 if you want to create multiple variables of the same type. </text:p>
      <text:p text:style-name="P2"/>
      <text:p text:style-name="P2"/>
      <text:p text:style-name="P13"><text:span text:style-name="T6">Note: </text:span><text:s/>When first starting out, <text:s/>it is a good practice to declare each variable on its own line. <text:s/>While this will take up more space it makes it easier to find a variable. <text:s/></text:p>
      <text:h text:style-name="Heading_20_2" text:outline-level="2"><text:span text:style-name="T18">Brief</text:span><text:span text:style-name="T17"> </text:span>Introduction to Variable Scope. </text:h>
      <text:p text:style-name="P2">When a variable is created, <text:span text:style-name="T16">you can define </text:span>how it can be accessed. This is called Variable Scope. Variable scope refers to how and when a variable can be accessed. Or in other words it’s visibility to the rest of the program. <text:s/><text:span text:style-name="T20">Here is a list of keywords that can be used when a variable is defined. </text:span><text:span text:style-name="T17"><text:s/></text:span><text:span text:style-name="T20">Latter in the chapter on Variable scope we will go more in-depth on how they are used. </text:span></text:p>
      <text:p text:style-name="P6"/>
      <table:table table:name="Variablescoptypes" table:style-name="Variablescoptypes">
        <table:table-column table:style-name="Variablescoptypes.A"/>
        <table:table-column table:style-name="Variablescoptypes.B"/>
        <table:table-column table:style-name="Variablescoptypes.C"/>
        <table:table-row>
          <table:table-cell table:style-name="Variablescoptypes.A1" office:value-type="string">
            <text:p text:style-name="Table_20_Heading">Keyword</text:p>
          </table:table-cell>
          <table:table-cell table:style-name="Variablescoptypes.A1" office:value-type="string">
            <text:p text:style-name="Table_20_Heading">Example </text:p>
          </table:table-cell>
          <table:table-cell table:style-name="Variablescoptypes.C1" office:value-type="string">
            <text:p text:style-name="Table_20_Heading">Description</text:p>
          </table:table-cell>
        </table:table-row>
        <table:table-row>
          <table:table-cell table:style-name="Variablescoptypes.A2" office:value-type="string">
            <text:p text:style-name="Table_20_Contents">Shared</text:p>
          </table:table-cell>
          <table:table-cell table:style-name="Variablescoptypes.A2" office:value-type="string">
            <text:p text:style-name="Table_20_Contents">Dim Shared <text:span text:style-name="T17">myVar</text:span> As {Data Type}</text:p>
          </table:table-cell>
          <table:table-cell table:style-name="Variablescoptypes.C2" office:value-type="string">
            <text:p text:style-name="Table_20_Contents"><text:span text:style-name="T20">Shared variables </text:span>can be accessed anywhere within the program’s current module</text:p>
          </table:table-cell>
        </table:table-row>
        <table:table-row>
          <table:table-cell table:style-name="Variablescoptypes.A2" office:value-type="string">
            <text:p text:style-name="Table_20_Contents">Static</text:p>
          </table:table-cell>
          <table:table-cell table:style-name="Variablescoptypes.A2" office:value-type="string">
            <text:p text:style-name="Table_20_Contents">Dim Static myVar As {Data Type}</text:p>
          </table:table-cell>
          <table:table-cell table:style-name="Variablescoptypes.C2" office:value-type="string">
            <text:p text:style-name="Table_20_Contents">Static variables are used within subroutines and functions and retain their values between calls.</text:p>
          </table:table-cell>
        </table:table-row>
        <table:table-row>
          <table:table-cell table:style-name="Variablescoptypes.A2" office:value-type="string">
            <text:p text:style-name="Table_20_Contents">Common</text:p>
          </table:table-cell>
          <table:table-cell table:style-name="Variablescoptypes.A2" office:value-type="string">
            <text:p text:style-name="Table_20_Contents">Dim Common myVar As {Data Type}</text:p>
          </table:table-cell>
          <table:table-cell table:style-name="Variablescoptypes.C2" office:value-type="string">
            <text:p text:style-name="Table_20_Contents"><text:span text:style-name="T20">Common Variables are </text:span><text:s/>shared between multiple code modules.</text:p>
          </table:table-cell>
        </table:table-row>
        <table:table-row>
          <table:table-cell table:style-name="Variablescoptypes.A2" office:value-type="string">
            <text:p text:style-name="Table_20_Contents">Exter<text:span text:style-name="T9">n</text:span> and Import</text:p>
          </table:table-cell>
          <table:table-cell table:style-name="Variablescoptypes.A2" office:value-type="string">
            <text:p text:style-name="Table_20_Contents">Dim Exter<text:span text:style-name="T9">n </text:span>myVar As {Data Type}</text:p>
            <text:p text:style-name="Table_20_Contents">Dim Import myVar As {Data Type}</text:p>
          </table:table-cell>
          <table:table-cell table:style-name="Variablescoptypes.C2" office:value-type="string">
            <text:p text:style-name="Table_20_Contents"><text:span text:style-name="T20">These are </text:span>used when creating DLL's <text:span text:style-name="T20">or linking to and external library. </text:span></text:p>
          </table:table-cell>
        </table:table-row>
      </table:table>
      <text:p text:style-name="P4">Table <text:span text:style-name="T19">1.3</text:span>: Variable Scope Types</text:p>
      <text:p text:style-name="P3"/>
      <text:h text:style-name="Heading_20_2" text:outline-level="2">Which Data Type To Use? </text:h>
      <text:p text:style-name="Standard">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text:span text:style-name="T12">e</text:span>ate a program, you should map out not only the logic of the program, <text:soft-page-break/>but the data associated with each block of logic. When you map out the data ahead of time, you are less likely to run into data-type errors. </text:p>
      <text:p text:style-name="Standard"/>
      <text:p text:style-name="Standard">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 and does so more efficiently, even though you are “wasting” 3 bytes of memory by using an integer for an ASCII code. </text:p>
      <text:p text:style-name="Standard"/>
      <text:p text:style-name="Standard">In most cases an integer is a good general-purpose choice for <text:span text:style-name="T13">numerical </text:span>data. The range is quite large, it handles both negative and positive numbers and you benefit from using the computer’s natural data type. For floating point data, a double is a good choice since, like the integer, it has a good range of values and better precision than a single. <text:s/>For <text:span text:style-name="T5">text </text:span>data you should use a <text:span text:style-name="T5">string or Zstring. <text:s/></text:span>These are only suggestions; what data type you end up using will be dictated by the needs of your program. </text:p>
      <text:p text:style-name="Standard"/>
      <text:p text:style-name="Standard">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master-page-name="">
      <loext:graphic-properties draw:fill="solid" draw:fill-color="#cccccc"/>
      <style:paragraph-properties fo:text-align="center" style:justify-single-word="false" style:page-number="auto" fo:background-color="#cccccc"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code2" style:family="paragraph" style:parent-style-name="Preformatted_20_Text">
      <style:paragraph-properties text:number-lines="true" text:line-number="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2.3398in" style:type="center"/>
          <style:tab-stop style:position="4.6791in" style:type="right"/>
        </style:tab-stops>
      </style:paragraph-properties>
      <style:text-properties style:font-size-asian="10.5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5</text:page-number></text:p>
      </style:footer>
    </style:master-page>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nventions Used in the Book </dc:title>
    <meta:editing-duration>P7DT9H16M2S</meta:editing-duration>
    <meta:editing-cycles>35</meta:editing-cycles>
    <meta:generator>LibreOffice/7.5.3.2$Windows_X86_64 LibreOffice_project/9f56dff12ba03b9acd7730a5a481eea045e468f3</meta:generator>
    <meta:creation-date>2019-04-18T17:20:58.398721942</meta:creation-date>
    <dc:date>2023-06-28T04:29:44.683000000</dc:date>
    <meta:document-statistic meta:table-count="3" meta:image-count="0" meta:object-count="0" meta:page-count="5" meta:paragraph-count="68" meta:word-count="1223" meta:character-count="6937" meta:non-whitespace-character-count="5723"/>
    <meta:template xlink:type="simple" xlink:actuate="onRequest" xlink:title="Conventions Used in the Book " xlink:href="../../templates/fbuserguide%20style%20sheet..ott" meta:date="2023-05-27T03:53:08.220000000"/>
  </office:meta>
</office:document-meta>
</file>